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1E62C5058F671EF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in" fo:margin-bottom="0in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/text:p>
      <text:p text:style-name="P1">20. 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2654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0.8898in" svg:y="-0.2244in" svg:width="7.6563in" style:rel-width="scale" svg:height="10.8339in" style:rel-height="scale" draw:z-index="1"><draw:image xlink:href="Pictures/1000000000000212000002EE1E62C5058F671EF9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22:08.440150653</dc:date>
    <meta:editing-cycles>11</meta:editing-cycles>
    <meta:editing-duration>PT8H1M41S</meta:editing-duration>
    <meta:document-statistic meta:table-count="0" meta:image-count="1" meta:object-count="0" meta:page-count="2" meta:paragraph-count="21" meta:word-count="85" meta:character-count="405" meta:non-whitespace-character-count="320"/>
    <meta:template xlink:type="simple" xlink:actuate="onRequest" xlink:title="" xlink:href="Normal.dotm"/>
  </office:meta>
</office:document-meta>
</file>